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10.1425in"/>
    </style:style>
    <style:style style:name="co4" style:family="table-column">
      <style:table-column-properties fo:break-before="auto" style:column-width="5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troller Accessories</text:p>
          </table:table-cell>
          <table:table-cell office:value-type="string" calcext:value-type="string">
            <text:p>https://www.digikey.com/en/products/filter/controllers/controller-accessories/816?s=N4IgrCBcoA5QjAGhDOl4AYMF9tA</text:p>
          </table:table-cell>
          <table:table-cell office:value-type="string" calcext:value-type="string">
            <text:p>Total: 74 / 100 | Downloaded: 53 (71.62%) | Failed: 20 (27.03%) | Exceptions: 1 (1.35%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controllers/controller-accessories/816?s=N4IgrCBcoA5QTAGhDOkCMAGTBfHQ</text:p>
          </table:table-cell>
          <table:table-cell office:value-type="string" calcext:value-type="string">
            <text:p>Total: 95 / 100 | Downloaded: 60 (63.16%) | Failed: 35 (36.84%) | Exceptions: 0 (0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k lightning</text:p>
          </table:table-cell>
          <table:table-cell office:value-type="string" calcext:value-type="string">
            <text:p>https://www.digikey.com/en/products/filter/industrial-lighting/task-lighting/1061?s=N4IgrCBcoA5QjAGhDOl4AYMF9tA</text:p>
          </table:table-cell>
          <table:table-cell office:value-type="string" calcext:value-type="string">
            <text:p>Total: 92 / 100 | Downloaded: 11 (11.96%) | Failed: 43 (46.74%) | Exceptions: 38 (41.30%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industrial-lighting/task-lighting/1061?s=N4IgrCBcoA5WAaEM6QIwAYMF9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industrial-lighting/task-lighting/1061?s=N4IgrCBcoA5QzAJgDQhnSBGADNgvnk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industrial-lighting/task-lighting/1061?s=N4IgrCBcoA5QzABgDQhnSBGRiC%2Bu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-Rechargable batteries</text:p>
          </table:table-cell>
          <table:table-cell office:value-type="string" calcext:value-type="string">
            <text:p>https://www.digikey.com/en/products/filter/batteries-non-rechargeable-primary/90</text:p>
          </table:table-cell>
          <table:table-cell office:value-type="string" calcext:value-type="string">
            <text:p>Total: 17 / 100 | Downloaded: 10 (58.82%) | Failed: 7 (41.18%) | Exceptions: 0 (0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hargable batteries</text:p>
          </table:table-cell>
          <table:table-cell office:value-type="string" calcext:value-type="string">
            <text:p>https://www.digikey.com/en/products/filter/batteries-rechargeable-secondary/91</text:p>
          </table:table-cell>
          <table:table-cell office:value-type="string" calcext:value-type="string">
            <text:p>Total: 21 / 100 | Downloaded: 11 (52.38%) | Failed: 9 (42.86%) | Exceptions: 1 (4.7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erie chargers</text:p>
          </table:table-cell>
          <table:table-cell office:value-type="string" calcext:value-type="string">
            <text:p>https://www.digikey.com/en/products/filter/battery-chargers/85</text:p>
          </table:table-cell>
          <table:table-cell office:value-type="string" calcext:value-type="string">
            <text:p>Total: 22 / 100 | Downloaded: 20 (90.91%) | Failed: 1 (4.55%) | Exceptions: 1 (4.5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arms and sirens</text:p>
          </table:table-cell>
          <table:table-cell office:value-type="string" calcext:value-type="string">
            <text:p>https://www.digikey.com/en/products/filter/alarms-buzzers-and-sirens/157</text:p>
          </table:table-cell>
          <table:table-cell office:value-type="string" calcext:value-type="string">
            <text:p>Total: 23 / 100 | Downloaded: 20 (86.96%) | Failed: 0 (0.00%) | Exceptions: 3 (13.04%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alarms-buzzers-and-sirens/157?s=N4IgrCBcoA5QLAGhDOkCMAGTBfHQ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ttps://www.digikey.com/en/products/filter/alarms-buzzers-and-sirens/157?s=N4IgrCBcoA5Q7AGhDOkCMAGTBfHQ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8:31:13.352751101</meta:creation-date>
    <dc:date>2024-10-15T21:39:25.199221794</dc:date>
    <meta:editing-duration>PT36M40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